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313cm" svg:y="0.662cm">
            <draw:object draw:notify-on-update-of-ranges="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0.425cm" svg:y="8.391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5cm" svg:height="8.999cm" svg:x="17.446cm" svg:y="10.508cm">
            <draw:object draw:notify-on-update-of-ranges="'Eigener Code'.A9:'Eigener Code'.A9 'Eigener Code'.B9:'Eigener Code'.H9 'Eigener Code'.A10:'Eigener Code'.A10 'Eigener Code'.B10:'Eigener Code'.H10 'Eigener Code'.A11:'Eigener Code'.A11 'Eigener Code'.B11:'Eigener Code'.H11 'Eigener Code'.A12:'Eigener Code'.A12 'Eigener Code'.B12:'Eigener Code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976" calcext:value-type="float">
            <text:p>976</text:p>
          </table:table-cell>
          <table:table-cell office:value-type="float" office:value="1687" calcext:value-type="float">
            <text:p>168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1324" calcext:value-type="float">
            <text:p>13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26666666666667" calcext:value-type="float">
            <text:p/>
          </table:table-cell>
          <table:table-cell table:style-name="ce1" table:formula="of:=[.C2]/([.C4]+[.C5])" office:value-type="float" office:value="9.61111111111111" calcext:value-type="float">
            <text:p/>
          </table:table-cell>
          <table:table-cell table:style-name="ce1" table:formula="of:=[.D2]/([.D4]+[.D5])" office:value-type="float" office:value="16.6129032258065" calcext:value-type="float">
            <text:p/>
          </table:table-cell>
          <table:table-cell table:style-name="ce1" table:formula="of:=[.E2]/([.E4]+[.E5])" office:value-type="float" office:value="15.7777777777778" calcext:value-type="float">
            <text:p/>
          </table:table-cell>
          <table:table-cell table:style-name="ce1" table:formula="of:=[.F2]/([.F4]+[.F5])" office:value-type="float" office:value="14.5671641791045" calcext:value-type="float">
            <text:p/>
          </table:table-cell>
          <table:table-cell table:style-name="ce1" table:formula="of:=[.G2]/([.G4]+[.G5])" office:value-type="float" office:value="19.6162790697674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46666666666667" calcext:value-type="float">
            <text:p/>
          </table:table-cell>
          <table:table-cell table:style-name="ce1" table:formula="of:=[.C3]/([.C4]+[.C5])" office:value-type="float" office:value="6.5" calcext:value-type="float">
            <text:p/>
          </table:table-cell>
          <table:table-cell table:style-name="ce1" table:formula="of:=[.D3]/([.D4]+[.D5])" office:value-type="float" office:value="13.0645161290323" calcext:value-type="float">
            <text:p/>
          </table:table-cell>
          <table:table-cell table:style-name="ce1" table:formula="of:=[.E3]/([.E4]+[.E5])" office:value-type="float" office:value="12.2222222222222" calcext:value-type="float">
            <text:p/>
          </table:table-cell>
          <table:table-cell table:style-name="ce1" table:formula="of:=[.F3]/([.F4]+[.F5])" office:value-type="float" office:value="11.1641791044776" calcext:value-type="float">
            <text:p/>
          </table:table-cell>
          <table:table-cell table:style-name="ce1" table:formula="of:=[.G3]/([.G4]+[.G5])" office:value-type="float" office:value="15.3953488372093" calcext:value-type="float">
            <text:p/>
          </table:table-cell>
          <table:table-cell table:number-columns-repeated="1017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B16]" office:value-type="float" office:value="1.8348623853211" calcext:value-type="float">
            <text:p/>
          </table:table-cell>
          <table:table-cell table:style-name="ce1" table:formula="of:=[.C9]/[.C2]*[.B16]" office:value-type="float" office:value="3.46820809248555" calcext:value-type="float">
            <text:p/>
          </table:table-cell>
          <table:table-cell table:style-name="ce1" table:formula="of:=[.D9]/[.D2]*[.B16]" office:value-type="float" office:value="1.94174757281553" calcext:value-type="float">
            <text:p/>
          </table:table-cell>
          <table:table-cell table:style-name="ce1" table:formula="of:=[.E9]/[.E2]*[.B16]" office:value-type="float" office:value="1.93661971830986" calcext:value-type="float">
            <text:p/>
          </table:table-cell>
          <table:table-cell table:style-name="ce1" table:formula="of:=[.F9]/[.F2]*[.B16]" office:value-type="float" office:value="1.84426229508197" calcext:value-type="float">
            <text:p/>
          </table:table-cell>
          <table:table-cell table:style-name="ce1" table:formula="of:=[.G9]/[.G2]*[.B16]" office:value-type="float" office:value="1.4226437462952" calcext:value-type="float">
            <text:p/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B16]" office:value-type="float" office:value="0.91743119266055" calcext:value-type="float">
            <text:p/>
          </table:table-cell>
          <table:table-cell table:style-name="ce1" table:formula="of:=[.C11]/[.C2]*[.B16]" office:value-type="float" office:value="1.15606936416185" calcext:value-type="float">
            <text:p/>
          </table:table-cell>
          <table:table-cell table:style-name="ce1" table:formula="of:=[.D11]/[.D2]*[.B16]" office:value-type="float" office:value="0.58252427184466" calcext:value-type="float">
            <text:p/>
          </table:table-cell>
          <table:table-cell table:style-name="ce1" table:formula="of:=[.E11]/[.E2]*[.B16]" office:value-type="float" office:value="0.704225352112676" calcext:value-type="float">
            <text:p/>
          </table:table-cell>
          <table:table-cell table:style-name="ce1" table:formula="of:=[.F11]/[.F2]*[.B16]" office:value-type="float" office:value="0.512295081967213" calcext:value-type="float">
            <text:p/>
          </table:table-cell>
          <table:table-cell table:style-name="ce1" table:formula="of:=[.G11]/[.G2]*[.B16]" office:value-type="float" office:value="0.3556609365738" calcext:value-type="float">
            <text:p/>
          </table:table-cell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Stichtag (Datum)</text:p>
          </table:table-cell>
          <table:table-cell table:style-name="ce4" office:value-type="date" office:date-value="2015-10-14" calcext:value-type="date">
            <text:p>42291</text:p>
          </table:table-cell>
          <table:table-cell table:style-name="ce4" office:value-type="date" office:date-value="2015-10-21" calcext:value-type="date">
            <text:p>42298</text:p>
          </table:table-cell>
          <table:table-cell table:style-name="ce4" office:value-type="date" office:date-value="2015-10-28" calcext:value-type="date">
            <text:p>42305</text:p>
          </table:table-cell>
          <table:table-cell table:style-name="ce4" office:value-type="date" office:date-value="2015-11-04" calcext:value-type="date">
            <text:p>42312</text:p>
          </table:table-cell>
          <table:table-cell table:style-name="ce4" office:value-type="date" office:date-value="2015-11-12" calcext:value-type="date">
            <text:p>42320</text:p>
          </table:table-cell>
          <table:table-cell table:style-name="ce4" office:value-type="date" office:date-value="2015-12-01" calcext:value-type="date">
            <text:p>4233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kalierung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19:36:00.5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1T19:56:46.788000000</dc:date>
    <meta:generator>LibreOffice/4.2.2.1$Windows_x86 LibreOffice_project/3be8cda0bddd8e430d8cda1ebfd581265cca5a0f</meta:generator>
    <meta:editing-duration>PT1H49M17S</meta:editing-duration>
    <meta:editing-cycles>58</meta:editing-cycles>
    <meta:document-statistic meta:table-count="2" meta:cell-count="99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A1:'Eigener Code'.H5" chart:data-source-has-labels="both" svg:x="0.769cm" svg:y="0.855cm" svg:width="9.266cm" svg:height="7.545cm">
          <chartooo:coordinate-region svg:x="1.761cm" svg:y="1.054cm" svg:width="7.677cm" svg:height="6.699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109">
                <text:p>109</text:p>
                <draw:g>
                  <svg:desc>'Eigener Code'.B2:'Eigener Code'.H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515">
                <text:p>515</text:p>
              </table:table-cell>
              <table:table-cell office:value-type="float" office:value="568">
                <text:p>568</text:p>
              </table:table-cell>
              <table:table-cell office:value-type="float" office:value="976">
                <text:p>976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82">
                <text:p>82</text:p>
                <draw:g>
                  <svg:desc>'Eigener Code'.B3:'Eigener Code'.H3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405">
                <text:p>405</text:p>
              </table:table-cell>
              <table:table-cell office:value-type="float" office:value="440">
                <text:p>440</text:p>
              </table:table-cell>
              <table:table-cell office:value-type="float" office:value="748">
                <text:p>748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5">
                <text:p>15</text:p>
                <draw:g>
                  <svg:desc>'Eigener Code'.B4:'Eigener Code'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H12" chart:data-source-has-labels="column" svg:x="0.769cm" svg:y="0.855cm" svg:width="8.764cm" svg:height="7.545cm">
          <chartooo:coordinate-region svg:x="1.39cm" svg:y="1.054cm" svg:width="8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H9" chart:label-cell-address="'Eigener Code'.A9:'Eigener Code'.A9" chart:class="chart:line">
            <chart:data-point chart:repeated="7"/>
          </chart:series>
          <chart:series chart:style-name="ch7" chart:values-cell-range-address="'Eigener Code'.B10:'Eigener Code'.H10" chart:label-cell-address="'Eigener Code'.A10:'Eigener Code'.A10" chart:class="chart:line">
            <chart:data-point chart:repeated="7"/>
          </chart:series>
          <chart:series chart:style-name="ch8" chart:values-cell-range-address="'Eigener Code'.B11:'Eigener Code'.H11" chart:label-cell-address="'Eigener Code'.A11:'Eigener Code'.A11" chart:class="chart:line">
            <chart:data-point chart:repeated="7"/>
          </chart:series>
          <chart:series chart:style-name="ch9" chart:values-cell-range-address="'Eigener Code'.B12:'Eigener Code'.H12" chart:label-cell-address="'Eigener Code'.A12:'Eigener Code'.A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1.8348623853211">
                <text:p>1.8348623853211</text:p>
                <draw:g>
                  <svg:desc>'Eigener Code'.B10:'Eigener Code'.H10</svg:desc>
                </draw:g>
              </table:table-cell>
              <table:table-cell office:value-type="float" office:value="3.46820809248555">
                <text:p>3.46820809248555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1.93661971830986">
                <text:p>1.93661971830986</text:p>
              </table:table-cell>
              <table:table-cell office:value-type="float" office:value="1.84426229508197">
                <text:p>1.84426229508197</text:p>
              </table:table-cell>
              <table:table-cell office:value-type="float" office:value="1.4226437462952">
                <text:p>1.422643746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0.91743119266055">
                <text:p>0.91743119266055</text:p>
                <draw:g>
                  <svg:desc>'Eigener Code'.B12:'Eigener Code'.H12</svg:desc>
                </draw:g>
              </table:table-cell>
              <table:table-cell office:value-type="float" office:value="1.15606936416185">
                <text:p>1.15606936416185</text:p>
              </table:table-cell>
              <table:table-cell office:value-type="float" office:value="0.58252427184466">
                <text:p>0.58252427184466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0.512295081967213">
                <text:p>0.512295081967213</text:p>
              </table:table-cell>
              <table:table-cell office:value-type="float" office:value="0.3556609365738">
                <text:p>0.35566093657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39cm" svg:y="1.054cm" svg:width="8.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26666666666667">
                <text:p>7.26666666666667</text:p>
                <draw:g>
                  <svg:desc>'Eigener Code'.B6:'Eigener Code'.H6</svg:desc>
                </draw:g>
              </table:table-cell>
              <table:table-cell office:value-type="float" office:value="9.61111111111111">
                <text:p>9.61111111111111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4.5671641791045">
                <text:p>14.5671641791045</text:p>
              </table:table-cell>
              <table:table-cell office:value-type="float" office:value="19.6162790697674">
                <text:p>19.616279069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46666666666667">
                <text:p>5.46666666666667</text:p>
                <draw:g>
                  <svg:desc>'Eigener Code'.B7:'Eigener Code'.H7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3.0645161290323">
                <text:p>13.0645161290323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1.1641791044776">
                <text:p>11.1641791044776</text:p>
              </table:table-cell>
              <table:table-cell office:value-type="float" office:value="15.3953488372093">
                <text:p>15.39534883720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